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 fo:border="none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#E8F2A1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transparent" fo:border="0.74pt solid #000000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style:text-underline-type="single" style:text-underline-style="solid" fo:font-weight="normal"/>
    </style:style>
    <style:style style:parent-style-name="Default" style:data-style-name="" style:family="table-cell" style:name="ce7">
      <style:table-cell-properties fo:background-color="transparent" fo:border="0.74pt solid #000000" fo:wrap-option="wrap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transparent" fo:border="none" fo:wrap-option="wrap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transparent" fo:border="none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column" style:name="co3">
      <style:table-column-properties style:column-width="3.44cm" style:use-optimal-column-width="false" loext:column-width-sym="17.7968" fo:break-before="auto"/>
    </style:style>
    <style:style style:family="table-column" style:name="co4">
      <style:table-column-properties style:column-width="3.44cm" style:use-optimal-column-width="false" loext:column-width-sym="17.796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able-row" style:name="ro19">
      <style:table-row-properties style:row-height="12.8pt" style:use-optimal-row-height="false" fo:break-before="auto"/>
    </style:style>
    <style:style style:family="table-row" style:name="ro20">
      <style:table-row-properties style:row-height="12.8pt" style:use-optimal-row-height="false" fo:break-before="auto"/>
    </style:style>
    <style:style style:family="table-row" style:name="ro21">
      <style:table-row-properties style:row-height="12.8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able-row" style:name="ro23">
      <style:table-row-properties style:row-height="12.8pt" style:use-optimal-row-height="false" fo:break-before="auto"/>
    </style:style>
    <style:style style:family="table-row" style:name="ro24">
      <style:table-row-properties style:row-height="12.8pt" style:use-optimal-row-height="false" fo:break-before="auto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able-row" style:name="ro27">
      <style:table-row-properties style:row-height="12.8pt" style:use-optimal-row-height="false" fo:break-before="auto"/>
    </style:style>
    <style:style style:family="table-row" style:name="ro28">
      <style:table-row-properties style:row-height="12.8pt" style:use-optimal-row-height="false" fo:break-before="auto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able-row" style:name="ro31">
      <style:table-row-properties style:row-height="12.8pt" style:use-optimal-row-height="false" fo:break-before="auto"/>
    </style:style>
    <style:style style:family="table-row" style:name="ro32">
      <style:table-row-properties style:row-height="12.8pt" style:use-optimal-row-height="false" fo:break-before="auto"/>
    </style:style>
    <style:style style:family="table-row" style:name="ro33">
      <style:table-row-properties style:row-height="12.8pt" style:use-optimal-row-height="false" fo:break-before="auto"/>
    </style:style>
    <style:style style:family="table-row" style:name="ro34">
      <style:table-row-properties style:row-height="12.8pt" style:use-optimal-row-height="false" fo:break-before="auto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2.8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</office:automatic-styles>
  <office:body>
    <office:spreadsheet>
      <table:content-validations>
        <table:content-validation table:name="DataValidation_1" table:condition="of:cell-content-is-in-list(&quot;Sí&quot;;&quot;No&quot;)" table:allow-empty-cell="false" table:base-cell-address="Hoja1.B2">
          <table:error-message table:message-type="stop" table:display="true"/>
          <table:help-message table:display="false"/>
        </table:content-validation>
      </table:content-validations>
      <table:table table:name="Hoja1" table:style-name="ta1">
        <table:table-column table:number-columns-repeated="2" table:style-name="co2" table:default-cell-style-name="Default"/>
        <table:table-column table:style-name="co3" table:default-cell-style-name="Default"/>
        <table:table-column table:number-columns-repeated="1021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ELEMENT</text:span></text:p>
          </table:table-cell>
          <table:table-cell table:style-name="ce4" office:value-type="string" calcext:value-type="string">
            <text:p><text:span text:style-name="T2">COMPLETAT</text:span></text:p>
          </table:table-cell>
          <table:table-cell table:style-name="ce4" office:value-type="string" calcext:value-type="string">
            <text:p><text:span text:style-name="T3">ELEMENTS TOTALS</text:span></text:p>
          </table:table-cell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4">Ordinador</text:span></text:p>
          </table:table-cell>
          <table:table-cell table:style-name="ce6" table:content-validation-name="DataValidation_1" office:value-type="string" calcext:value-type="string">
            <text:p><text:span text:style-name="T5">Sí</text:span></text:p>
          </table:table-cell>
          <table:table-cell table:style-name="ce7"/>
          <table:table-cell table:number-columns-repeated="1024"/>
        </table:table-row>
        <table:table-row table:style-name="ro4">
          <table:table-cell table:style-name="ce5" office:value-type="string" calcext:value-type="string">
            <text:p><text:span text:style-name="T6">Taula</text:span></text:p>
          </table:table-cell>
          <table:table-cell table:style-name="ce5" table:content-validation-name="DataValidation_1" office:value-type="string" calcext:value-type="string">
            <text:p><text:span text:style-name="T7">Sí</text:span></text:p>
          </table:table-cell>
          <table:table-cell table:style-name="ce7"/>
          <table:table-cell table:number-columns-repeated="1024"/>
        </table:table-row>
        <table:table-row table:style-name="ro5">
          <table:table-cell table:style-name="ce5" office:value-type="string" calcext:value-type="string">
            <text:p><text:span text:style-name="T8">Pantalla</text:span></text:p>
          </table:table-cell>
          <table:table-cell table:style-name="ce5" table:content-validation-name="DataValidation_1" office:value-type="string" calcext:value-type="string">
            <text:p><text:span text:style-name="T9">Sí</text:span></text:p>
          </table:table-cell>
          <table:table-cell table:style-name="ce5"/>
          <table:table-cell table:number-columns-repeated="1024"/>
        </table:table-row>
        <table:table-row table:style-name="ro6">
          <table:table-cell table:style-name="ce5" office:value-type="string" calcext:value-type="string">
            <text:p><text:span text:style-name="T10">Ratolí</text:span></text:p>
          </table:table-cell>
          <table:table-cell table:style-name="ce5" table:content-validation-name="DataValidation_1" office:value-type="string" calcext:value-type="string">
            <text:p><text:span text:style-name="T11">Sí</text:span></text:p>
          </table:table-cell>
          <table:table-cell table:style-name="ce5"/>
          <table:table-cell table:number-columns-repeated="1024"/>
        </table:table-row>
        <table:table-row table:style-name="ro7">
          <table:table-cell table:style-name="ce5" office:value-type="string" calcext:value-type="string">
            <text:p><text:span text:style-name="T12">Tablet</text:span></text:p>
          </table:table-cell>
          <table:table-cell table:style-name="ce5" table:content-validation-name="DataValidation_1" office:value-type="string" calcext:value-type="string">
            <text:p><text:span text:style-name="T13">No</text:span></text:p>
          </table:table-cell>
          <table:table-cell table:style-name="ce7"/>
          <table:table-cell table:number-columns-repeated="1024"/>
        </table:table-row>
        <table:table-row table:style-name="ro8">
          <table:table-cell/>
          <table:table-cell table:content-validation-name="DataValidation_1"/>
          <table:table-cell table:style-name="ce7" table:formula="of:=COUNTIF([.B2:.B6]; &quot;Sí&quot;)" office:value-type="float" calcext:value-type="float" office:value="4">
            <text:p>4</text:p>
          </table:table-cell>
          <table:table-cell table:number-columns-repeated="1024"/>
        </table:table-row>
        <table:table-row table:style-name="ro9">
          <table:table-cell/>
          <table:table-cell table:content-validation-name="DataValidation_1"/>
          <table:table-cell table:style-name="ce8"/>
          <table:table-cell table:number-columns-repeated="1024"/>
        </table:table-row>
        <table:table-row table:style-name="ro10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1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2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3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4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5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6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7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8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19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0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1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2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3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4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5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6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7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8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29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0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1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2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3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4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5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6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7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8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39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40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style-name="ro41">
          <table:table-cell/>
          <table:table-cell table:style-name="ce9" table:content-validation-name="DataValidation_1"/>
          <table:table-cell/>
          <table:table-cell table:number-columns-repeated="1024"/>
        </table:table-row>
        <table:table-row table:number-rows-repeated="24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/>
      <style:paragraph-properties style:writing-mode="page"/>
      <style:text-properties/>
    </style:style>
  </office:styles>
  <office:automatic-styles>
    <style:page-layout style:name="Mpm1"/>
    <style:style style:data-style-name="" style:family="table-cell" style:name="ce1">
      <style:table-cell-properties/>
      <style:paragraph-properties style:writing-mode="page"/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</office:automatic-styles>
  <office:master-styles>
    <style:master-page style:name="MasterPage1" style:page-layout-name="Mpm1">
      <style:footer>
        <text:span text:style-name="T15">Página </text:span>
        <text:span text:style-name="T16">
          <text:page-number>1</text:page-number>
        </text:span>
      </style:footer>
      <style:header>
        <text:span text:style-name="T14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